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Le langage AD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Glossaire</text:p>
          </draw:text-box>
        </draw:frame>
        <draw:frame presentation:style-name="pr3" draw:text-style-name="P3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2"><text:s/>Bref historique</text:p>
              </text:list-item>
              <text:list-item>
                <text:p text:style-name="P2"><text:s/>Ada Lovelace</text:p>
              </text:list-item>
              <text:list-item>
                <text:p text:style-name="P2"><text:s/>Caractéristiques </text:p>
              </text:list-item>
              <text:list-item>
                <text:p text:style-name="P2"><text:s/>Exemple Hello World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ref historiqu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da Lovela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ractéristiqu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xemple Hello Wor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1T13:42:03.389000000</meta:creation-date>
    <dc:date>2023-10-11T14:41:20.688000000</dc:date>
    <meta:editing-duration>PT59M18S</meta:editing-duration>
    <meta:editing-cycles>1</meta:editing-cycles>
    <meta:document-statistic meta:object-count="44"/>
    <meta:generator>LibreOffice/7.5.5.2$Windows_X86_64 LibreOffice_project/ca8fe7424262805f223b9a2334bc7181abbcbf5e</meta:generator>
  </office:meta>
</office:document-meta>
</file>